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7f3" officeooo:paragraph-rsid="0015b7f3"/>
    </style:style>
    <style:style style:name="P2" style:family="paragraph" style:parent-style-name="Standard">
      <style:text-properties officeooo:rsid="0015b7f3" officeooo:paragraph-rsid="0015b7f3"/>
    </style:style>
    <style:style style:name="P3" style:family="paragraph" style:parent-style-name="Standard">
      <style:text-properties officeooo:rsid="0015b7f3" officeooo:paragraph-rsid="00162b57"/>
    </style:style>
    <style:style style:name="P4" style:family="paragraph" style:parent-style-name="Standard">
      <style:text-properties officeooo:rsid="0015b7f3" officeooo:paragraph-rsid="00191858"/>
    </style:style>
    <style:style style:name="P5" style:family="paragraph" style:parent-style-name="Standard">
      <style:text-properties officeooo:rsid="0015b7f3" officeooo:paragraph-rsid="001bb457"/>
    </style:style>
    <style:style style:name="P6" style:family="paragraph" style:parent-style-name="Standard">
      <style:text-properties officeooo:rsid="0015b7f3" officeooo:paragraph-rsid="001e3168"/>
    </style:style>
    <style:style style:name="P7" style:family="paragraph" style:parent-style-name="Standard">
      <style:text-properties officeooo:rsid="0015b7f3" officeooo:paragraph-rsid="0020bc36"/>
    </style:style>
    <style:style style:name="T1" style:family="text">
      <style:text-properties officeooo:rsid="00162b57"/>
    </style:style>
    <style:style style:name="T2" style:family="text">
      <style:text-properties officeooo:rsid="00191858"/>
    </style:style>
    <style:style style:name="T3" style:family="text">
      <style:text-properties officeooo:rsid="001a0596"/>
    </style:style>
    <style:style style:name="T4" style:family="text">
      <style:text-properties officeooo:rsid="001bb4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 (Feb 17)</text:p>
      <text:p text:style-name="P1">================</text:p>
      <text:p text:style-name="P1">-Home Light/Dark Layout</text:p>
      <text:p text:style-name="P1">-Service Search Light/Dark Layout</text:p>
      <text:p text:style-name="P1">-Service Results Light/Dark Layout</text:p>
      <text:p text:style-name="P1">-Favorites Light/Dark Layout</text:p>
      <text:p text:style-name="P1">-Where Am I Light/Dark Layout</text:p>
      <text:p text:style-name="P1"/>
      <text:p text:style-name="P1">WEEK 2 (Feb 24)</text:p>
      <text:p text:style-name="P1">================</text:p>
      <text:p text:style-name="P1">-Settings Light/Dark Layout</text:p>
      <text:p text:style-name="P1">-Room Search Light/Dark Layout</text:p>
      <text:p text:style-name="P1">-Room Results Light/Dark Layout</text:p>
      <text:p text:style-name="P1">-Event Search Light/Dark Layout</text:p>
      <text:p text:style-name="P1">-Event Results Light/Dark Layout</text:p>
      <text:p text:style-name="P1">-Scavenger Hunt Light/Dark Layout</text:p>
      <text:p text:style-name="P1"/>
      <text:p text:style-name="P1">WEEK 3 <text:s/>(Mar 2)</text:p>
      <text:p text:style-name="P1">================</text:p>
      <text:p text:style-name="P1">-Initialize Service Schema <text:span text:style-name="T4">w/ 10% data</text:span></text:p>
      <text:p text:style-name="P5">-Initialize Room Schema <text:span text:style-name="T4">w/ 10% data</text:span></text:p>
      <text:p text:style-name="P5">-<text:span text:style-name="T1">Initialize Scavenger Hunt Schema</text:span> <text:span text:style-name="T4">w/ 10% data</text:span></text:p>
      <text:p text:style-name="P1">-Implement Service Search for Android</text:p>
      <text:p text:style-name="P1">-Implement Service Search for iOS</text:p>
      <text:p text:style-name="P1">-Implement Add To Favorites for Android</text:p>
      <text:p text:style-name="P1">-Implement Add To Favorites for iOS</text:p>
      <text:p text:style-name="P1"/>
      <text:p text:style-name="P3">WEEK 5 (Mar 16)</text:p>
      <text:p text:style-name="P3">================</text:p>
      <text:p text:style-name="P1">-Implement Settings for Android</text:p>
      <text:p text:style-name="P1">-Implement Settings for iOS</text:p>
      <text:p text:style-name="P1">-Implement Call Phone Number for Android</text:p>
      <text:p text:style-name="P1">-Implement Call Phone Number for iOS</text:p>
      <text:p text:style-name="P1">-Implement Visit Website for Android</text:p>
      <text:p text:style-name="P1">-Implement Visit Website for iOS</text:p>
      <text:p text:style-name="P1">-Implement Take Me There for Android</text:p>
      <text:p text:style-name="P1">-Implement Take Me There for iOS</text:p>
      <text:p text:style-name="P1"/>
      <text:p text:style-name="P1">WEEK 6 (Mar 23)</text:p>
      <text:p text:style-name="P1">================</text:p>
      <text:p text:style-name="P6">-Implement Favorites Search for Android</text:p>
      <text:p text:style-name="P6">-Implement Favorites Search for iOS</text:p>
      <text:p text:style-name="P6">-Implement Delete Favorite for Android</text:p>
      <text:p text:style-name="P6">-Implement Delete Favorite for iOS</text:p>
      <text:p text:style-name="P6">-Implement Where Am I for Android</text:p>
      <text:p text:style-name="P6">-Implement Where Am I for iOS</text:p>
      <text:p text:style-name="P1"/>
      <text:p text:style-name="P1"/>
      <text:p text:style-name="P1"/>
      <text:p text:style-name="P1"><text:soft-page-break/>WEEK 7 (Mar 30)</text:p>
      <text:p text:style-name="P1">================</text:p>
      <text:p text:style-name="P7">-Initialize Event Schema <text:span text:style-name="T4">w/ 10% data</text:span></text:p>
      <text:p text:style-name="P6">-Implement Room Search for Android</text:p>
      <text:p text:style-name="P6">-Implement Room Search for iOS</text:p>
      <text:p text:style-name="P6">-Implement Event Search for Android</text:p>
      <text:p text:style-name="P6">-Implement Event Search for iOS</text:p>
      <text:p text:style-name="P6">-Implement Back Button for Android</text:p>
      <text:p text:style-name="P6">-Implement Back Button for iOS</text:p>
      <text:p text:style-name="P1"/>
      <text:p text:style-name="P1">WEEK 8 (Apr 6)</text:p>
      <text:p text:style-name="P1">================</text:p>
      <text:p text:style-name="P6">-Implement Scavenger Hunt for Android</text:p>
      <text:p text:style-name="P6">-Implement Scavenger Hunt for iOS</text:p>
      <text:p text:style-name="P6">-Gather <text:span text:style-name="T2">Remaining 90%</text:span> Event Information</text:p>
      <text:p text:style-name="P6">-<text:span text:style-name="T2">Gather</text:span> <text:span text:style-name="T2">Remaining 90% Scavenger Hunt Information</text:span></text:p>
      <text:p text:style-name="P1"/>
      <text:p text:style-name="P1">WEEK 9 (Apr 13)</text:p>
      <text:p text:style-name="P1">================</text:p>
      <text:p text:style-name="P6">-Gather <text:span text:style-name="T2">Remaining 90% </text:span>Service Information</text:p>
      <text:p text:style-name="P6">-Gather <text:span text:style-name="T2">Remaining 90% </text:span>Room Information</text:p>
      <text:p text:style-name="P1"/>
      <text:p text:style-name="P1">WEEK 10 (Apr 20)</text:p>
      <text:p text:style-name="P1">================</text:p>
      <text:p text:style-name="P1">-Final Testing <text:span text:style-name="T3">&amp; Changes</text:span></text:p>
      <text:p text:style-name="P1">-Upload to Play Store</text:p>
      <text:p text:style-name="P1">-Upload to App S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3:13:40.240000000</meta:creation-date>
    <dc:date>2016-02-28T17:27:25.300281000</dc:date>
    <meta:editing-duration>PT37M47S</meta:editing-duration>
    <meta:editing-cycles>9</meta:editing-cycles>
    <meta:generator>LibreOffice/5.1.0.3$MacOSX_X86_64 LibreOffice_project/5e3e00a007d9b3b6efb6797a8b8e57b51ab1f737</meta:generator>
    <meta:document-statistic meta:table-count="0" meta:image-count="0" meta:object-count="0" meta:page-count="2" meta:paragraph-count="66" meta:word-count="281" meta:character-count="1881" meta:non-whitespace-character-count="1665"/>
  </office:meta>
</office:document-meta>
</file>